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0d3" officeooo:paragraph-rsid="00051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stian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4-05T21:41:15.690149363</dc:date>
    <meta:editing-duration>PT46S</meta:editing-duration>
    <meta:editing-cycles>3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